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bold" officeooo:rsid="00171bc1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4pt" style:text-underline-style="none" fo:font-weight="normal" officeooo:rsid="00171bc1" officeooo:paragraph-rsid="00171bc1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8pt" fo:font-weight="bold" officeooo:rsid="00171bc1" style:font-size-asian="15.75pt" style:font-weight-asian="bold" style:font-size-complex="18pt" style:font-weight-complex="bold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171bc1" officeooo:paragraph-rsid="00171bc1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1834b9" officeooo:paragraph-rsid="001834b9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1834b9" officeooo:paragraph-rsid="00366925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22d239" officeooo:paragraph-rsid="0022d239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23eb89" officeooo:paragraph-rsid="002856cb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style:text-underline-style="none" fo:font-weight="normal" officeooo:rsid="00171bc1" officeooo:paragraph-rsid="00171bc1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style:text-underline-style="none" fo:font-weight="normal" officeooo:rsid="00194343" officeooo:paragraph-rsid="001834b9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style:text-underline-style="none" fo:font-weight="normal" officeooo:rsid="0022d239" officeooo:paragraph-rsid="001834b9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style:text-underline-style="none" fo:font-weight="normal" officeooo:rsid="002f8b02" officeooo:paragraph-rsid="0022d239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style:text-underline-style="none" fo:font-weight="normal" officeooo:rsid="002856cb" officeooo:paragraph-rsid="002856cb" style:font-size-asian="12.25pt" style:font-weight-asian="normal" style:font-size-complex="14pt" style:font-weight-complex="normal"/>
    </style:style>
    <style:style style:name="T1" style:family="text">
      <style:text-properties style:font-name="Times New Roman" fo:font-weight="bold" officeooo:rsid="00171bc1" style:font-weight-asian="bold" style:font-weight-complex="bold"/>
    </style:style>
    <style:style style:name="T2" style:family="text">
      <style:text-properties style:font-name="Times New Roman" fo:font-weight="bold" officeooo:rsid="00359fb9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4343"/>
    </style:style>
    <style:style style:name="T5" style:family="text">
      <style:text-properties style:text-underline-style="none" officeooo:rsid="001ac794"/>
    </style:style>
    <style:style style:name="T6" style:family="text">
      <style:text-properties style:text-underline-style="none" officeooo:rsid="001b0d4b"/>
    </style:style>
    <style:style style:name="T7" style:family="text">
      <style:text-properties style:text-underline-style="none" officeooo:rsid="001b4e19"/>
    </style:style>
    <style:style style:name="T8" style:family="text">
      <style:text-properties style:text-underline-style="none" officeooo:rsid="001bcc8b"/>
    </style:style>
    <style:style style:name="T9" style:family="text">
      <style:text-properties style:text-underline-style="none" officeooo:rsid="001ee07c"/>
    </style:style>
    <style:style style:name="T10" style:family="text">
      <style:text-properties style:text-underline-style="none" officeooo:rsid="00210271"/>
    </style:style>
    <style:style style:name="T11" style:family="text">
      <style:text-properties style:text-underline-style="none" officeooo:rsid="0023eb89"/>
    </style:style>
    <style:style style:name="T12" style:family="text">
      <style:text-properties style:text-underline-style="none" officeooo:rsid="0024df32"/>
    </style:style>
    <style:style style:name="T13" style:family="text">
      <style:text-properties style:text-underline-style="none" officeooo:rsid="002856cb"/>
    </style:style>
    <style:style style:name="T14" style:family="text">
      <style:text-properties style:text-underline-style="none" officeooo:rsid="002a50f0"/>
    </style:style>
    <style:style style:name="T15" style:family="text">
      <style:text-properties style:text-underline-style="none" officeooo:rsid="002bfcb9"/>
    </style:style>
    <style:style style:name="T16" style:family="text">
      <style:text-properties style:text-underline-style="none" officeooo:rsid="002d67bc"/>
    </style:style>
    <style:style style:name="T17" style:family="text">
      <style:text-properties style:text-underline-style="none" officeooo:rsid="002e372f"/>
    </style:style>
    <style:style style:name="T18" style:family="text">
      <style:text-properties style:text-underline-style="none" officeooo:rsid="002f8b02"/>
    </style:style>
    <style:style style:name="T19" style:family="text">
      <style:text-properties style:text-underline-style="none" officeooo:rsid="00337933"/>
    </style:style>
    <style:style style:name="T20" style:family="text">
      <style:text-properties style:text-underline-style="none" officeooo:rsid="0033b53a"/>
    </style:style>
    <style:style style:name="T21" style:family="text">
      <style:text-properties style:text-underline-style="none" officeooo:rsid="00348744"/>
    </style:style>
    <style:style style:name="T22" style:family="text">
      <style:text-properties style:text-underline-style="none" officeooo:rsid="00359fb9"/>
    </style:style>
    <style:style style:name="T23" style:family="text">
      <style:text-properties style:text-underline-style="none" officeooo:rsid="00366925"/>
    </style:style>
    <style:style style:name="T24" style:family="text">
      <style:text-properties style:text-underline-style="none" officeooo:rsid="0037f105"/>
    </style:style>
    <style:style style:name="T25" style:family="text">
      <style:text-properties style:text-underline-style="none" officeooo:rsid="00398337"/>
    </style:style>
    <style:style style:name="T26" style:family="text">
      <style:text-properties style:text-underline-style="none" officeooo:rsid="003ac188"/>
    </style:style>
    <style:style style:name="T27" style:family="text">
      <style:text-properties style:text-underline-style="none" officeooo:rsid="003be114"/>
    </style:style>
    <style:style style:name="T28" style:family="text">
      <style:text-properties style:font-name="Times New Roman" fo:font-weight="bold" officeooo:rsid="00171bc1" style:font-weight-asian="bold" style:font-weight-complex="bold"/>
    </style:style>
    <style:style style:name="T29" style:family="text">
      <style:text-properties style:font-name="Times New Roman" fo:font-weight="bold" officeooo:rsid="00359fb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<text:span text:style-name="T1">Relatório sobre o </text:span><text:span text:style-name="T2">P</text:span><text:span text:style-name="T1">roblema das N-Rainhas</text:span></text:p>
      <text:p text:style-name="P5"/>
      <text:p text:style-name="P6"/>
      <text:p text:style-name="P6">Aluno:<text:span text:style-name="T3"> Kevin Levrone Rodrigues Machado Silva <text:s text:c="29"/>RA: 89275</text:span></text:p>
      <text:p text:style-name="P11"/>
      <text:p text:style-name="P11"/>
      <text:p text:style-name="P7"><text:span text:style-name="T3"><text:s/></text:span><text:span text:style-name="T24">O</text:span><text:span text:style-name="T3"> </text:span><text:span text:style-name="T22">P</text:span><text:span text:style-name="T3">roblema das N-Rainhas envolve colocar todas </text:span><text:span text:style-name="T16">as</text:span><text:span text:style-name="T3"> n-rainhas </text:span><text:span text:style-name="T16">em um </text:span><text:span text:style-name="T3">tabuleiro de xadrez N x N , de </text:span><text:span text:style-name="T16">forma</text:span><text:span text:style-name="T3"> que nenhuma rainha esteja em conflito com outra (ou seja, sob “ataque” da outra). Para tal, é preciso colocar cada rainha em coluna</text:span><text:span text:style-name="T4">s</text:span><text:span text:style-name="T3"> diferente</text:span><text:span text:style-name="T4">s (de modo que não ocorram ataques diagonais) e linhas diferentes (para não ocorrer ataques horizontais nas outras rainhas).</text:span><text:span text:style-name="T24">E para realizar a solução deste problema, foi implementado um algoritmo baseado em permutação de listas.</text:span></text:p>
      <text:p text:style-name="P12"/>
      <text:p text:style-name="P8"><text:span text:style-name="T4"><text:s/></text:span><text:span text:style-name="T7">Inicialmente, o código teria</text:span><text:span text:style-name="T5"> </text:span><text:span text:style-name="T7">uma variável</text:span><text:span text:style-name="T5"> X </text:span><text:span text:style-name="T7">que </text:span><text:span text:style-name="T6">seria</text:span><text:span text:style-name="T5"> represe</text:span><text:span text:style-name="T6">nta</text:span><text:span text:style-name="T7">nte</text:span><text:span text:style-name="T6"> </text:span><text:span text:style-name="T7">d</text:span><text:span text:style-name="T6">a </text:span><text:span text:style-name="T25">linha</text:span><text:span text:style-name="T6"> que se encontra a rainha.Todavia, as informações referentes as </text:span><text:span text:style-name="T25">linhas</text:span><text:span text:style-name="T6"> X são omitidas, pois o algoritmo </text:span><text:span text:style-name="T8">foi implementado considerando</text:span><text:span text:style-name="T6"> cada rainha </text:span><text:span text:style-name="T9">posicionada </text:span><text:span text:style-name="T8">em uma</text:span><text:span text:style-name="T6"> </text:span><text:span text:style-name="T25">linha</text:span><text:span text:style-name="T6"> diferent</text:span><text:span text:style-name="T19">e.</text:span><text:span text:style-name="T9">Dessa forma, </text:span><text:span text:style-name="T20">foi</text:span><text:span text:style-name="T9"> possível reduzir o tamanho do problema: encontrar uma permutação da lista[1,2...</text:span><text:span text:style-name="T10">L</text:span><text:span text:style-name="T9">] em que não haja ataques diagonais </text:span><text:span text:style-name="T25">ou verticais</text:span><text:span text:style-name="T9">. </text:span></text:p>
      <text:p text:style-name="P8"><text:span text:style-name="T9"/></text:p>
      <text:p text:style-name="P8"><text:span text:style-name="T9"><text:s/></text:span><text:span text:style-name="T19">Portanto, foi declarada uma sentença solucao_rainhas(L,S) que recebe uma lista L e um valor N-rainhas, com posição inicial na linha 1 do tabuleiro. Em seguida, ocorre a chamada da função “permutation” </text:span><text:span text:style-name="T23">(que está incluída nas bibliotecas do prolog)</text:span><text:span text:style-name="T19">, que irá permutar </text:span><text:span text:style-name="T21">a</text:span><text:span text:style-name="T19"> lista </text:span><text:span text:style-name="T21">L, </text:span><text:span text:style-name="T26">para então verificar se é uma resposta válida</text:span><text:span text:style-name="T19"> segundo a condição da sentença mantem(S), que garante que </text:span><text:span text:style-name="T23">uma</text:span><text:span text:style-name="T19"> rainha não deve atacar nenhuma outra. Logo, a saída da consulta será uma nova lista que, após a permutação, irá resolver todos os conflitos anteriormente presentes </text:span><text:span text:style-name="T21">e será armazenada na variável S</text:span><text:span text:style-name="T19">.</text:span></text:p>
      <text:p text:style-name="P13"/>
      <text:p text:style-name="P9"><text:span text:style-name="T3"><text:s/>A sentença Rainhas (A,B,C,D,E,F,G,H,I,J) é responsável por verificar se uma variável está instanciada ou não.Caso não esteja, o predicado desta sentença </text:span><text:span text:style-name="T17">pede para </text:span><text:span text:style-name="T3">instancia</text:span><text:span text:style-name="T17">r</text:span><text:span text:style-name="T3"> cada uma das </text:span><text:span text:style-name="T11">10 </text:span><text:span text:style-name="T3">variáveis. </text:span><text:span text:style-name="T17">Em seguida, chama-se as sentenças </text:span><text:span text:style-name="T18">not(</text:span><text:span text:style-name="T17">mantem([</text:span><text:span text:style-name="T27">A,B,C,D,E,F,G,H,I,J</text:span><text:span text:style-name="T17">])</text:span><text:span text:style-name="T18">)</text:span><text:span text:style-name="T17"> e solucao_rainhas(L,S) para </text:span><text:span text:style-name="T18">reorganizar as rainhas de modo que nenhuma esteja em conflito com outra, provendo uma </text:span><text:span text:style-name="T23">das </text:span><text:span text:style-name="T18">soluçõ</text:span><text:span text:style-name="T23">es</text:span><text:span text:style-name="T18"> possíve</text:span><text:span text:style-name="T23">is</text:span><text:span text:style-name="T18">.</text:span></text:p>
      <text:p text:style-name="P14"/>
      <text:p text:style-name="P10"><text:span text:style-name="T3"><text:s/>Para que o programa gere um tabuleiro com </text:span><text:span text:style-name="T12">o estado e a localização</text:span><text:span text:style-name="T3"> de cada rainha da lista, foi utilizada a sentença imprime_linha (Q,L,Cont), em que Q representa a coluna em que a rainha estará localizada na linha atual, L representa a lista de rainhas </text:span><text:span text:style-name="T15">restantes</text:span><text:span text:style-name="T3"> e Cont seria uma v</text:span><text:span text:style-name="T12">ariável com função de contador, para indicar </text:span><text:span text:style-name="T13">o </text:span><text:span text:style-name="T12">percorrimento </text:span><text:span text:style-name="T13">das colunas </text:span><text:span text:style-name="T15">d</text:span><text:span text:style-name="T23">e uma</text:span><text:span text:style-name="T15"> linha</text:span><text:span text:style-name="T13"> pelo programa.A sentença foi reescrita para abordar os três diferentes estados que podem ocorrer n</text:span><text:span text:style-name="T15">a linha em si</text:span><text:span text:style-name="T13">: rainha sem conflito, com conflito, e espaços em branco.</text:span></text:p>
      <text:p text:style-name="P15"/>
      <text:p text:style-name="P10"><text:soft-page-break/><text:span text:style-name="T13"><text:s/></text:span><text:span text:style-name="T14">Por fim, declara-se uma sentença imprime_tudo([</text:span><text:span text:style-name="T15">Q|L]) cujo predicado irá chamar a sentença imprime_linha(Q,L,Cont) até que todas as 10 linhas do tabuleiro sejam imprimidas.</text:span></text:p>
      <text:p text:style-name="P4"/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9:50:25.410119591</meta:creation-date>
    <meta:editing-duration>PT53M58S</meta:editing-duration>
    <meta:editing-cycles>8</meta:editing-cycles>
    <meta:generator>LibreOffice/5.1.4.2$Linux_X86_64 LibreOffice_project/10m0$Build-2</meta:generator>
    <dc:date>2016-10-11T20:54:57.622439730</dc:date>
    <meta:document-statistic meta:table-count="0" meta:image-count="0" meta:object-count="0" meta:page-count="2" meta:paragraph-count="8" meta:word-count="413" meta:character-count="2717" meta:non-whitespace-character-count="2260"/>
  </office:meta>
</office:document-meta>
</file>